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979cm" fo:min-width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79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61cm" fo:min-width="6.6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79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81cm" fo:min-width="5.8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marker-start-width="0.353cm" draw:marker-end-width="0.353cm" draw:textarea-horizontal-align="justify" draw:textarea-vertical-align="middle" draw:auto-grow-height="false" fo:min-height="0.861cm" fo:min-width="2.96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81cm" fo:min-width="2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81cm" fo:min-width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cm" draw:marker-start-width="0.353cm" draw:marker-end-width="0.353cm" draw:textarea-horizontal-align="justify" draw:textarea-vertical-align="middle" draw:auto-grow-height="false" fo:min-height="0.861cm" fo:min-width="3.812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81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861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981cm" fo:min-width="3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cm" draw:fill-color="#ffff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cm" draw:fill-color="#ffffff" draw:textarea-horizontal-align="justify" draw:textarea-vertical-align="middle" draw:auto-grow-height="false" fo:min-height="0.506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cm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861cm" fo:min-width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981cm" fo:min-width="4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981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861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981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981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cm" draw:marker-start-width="0.353cm" draw:marker-end-width="0.353cm" draw:textarea-horizontal-align="justify" draw:textarea-vertical-align="middle" draw:auto-grow-height="false" fo:min-height="0.861cm" fo:min-width="3.65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981cm" fo:min-width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cm" draw:marker-start-width="0.353cm" draw:marker-end-width="0.353cm" draw:textarea-horizontal-align="justify" draw:textarea-vertical-align="middle" draw:auto-grow-height="false" fo:min-height="0.861cm" fo:min-width="5.332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981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981cm" fo:min-width="2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624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cm" draw:marker-start-width="0.353cm" draw:marker-end-width="0.353cm" draw:textarea-horizontal-align="justify" draw:textarea-vertical-align="middle" draw:auto-grow-height="false" fo:min-height="0.861cm" fo:min-width="5.22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981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981cm" fo:min-width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cm" draw:fill-color="#ffffff"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2.091cm" svg:height="0.98cm" svg:x="7.084cm" svg:y="-1.919cm"><text:p><text:s/>USR_CSV</text:p><draw:enhanced-geometry svg:viewBox="0 0 21600 21600" draw:type="rectangle" draw:enhanced-path="M 0 0 L 21600 0 21600 21600 0 21600 0 0 Z N"/></draw:custom-shape><draw:custom-shape text:anchor-type="paragraph" draw:z-index="1" draw:name="Shape1" draw:style-name="gr2" svg:width="3.599cm" svg:height="0.98cm" svg:x="6.66cm" svg:y="0.568cm"><text:p>Hindi clips facts</text:p><text:p>(hin-clips-facts.dat)</text:p><draw:enhanced-geometry svg:viewBox="0 0 21600 21600" draw:type="rectangle" draw:enhanced-path="M 0 0 L 21600 0 21600 21600 0 21600 0 0 Z N"/></draw:custom-shape><draw:custom-shape text:anchor-type="paragraph" draw:z-index="2" draw:name="Shape2" draw:style-name="gr3" svg:width="6.788cm" svg:height="0.953cm" svg:x="10.128cm" svg:y="2.288cm"><text:p>gen-hin_concept-to-mrs_concept-1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3" draw:style-name="gr4" svg:width="4.578cm" svg:height="0.98cm" svg:x="10.908cm" svg:y="0.594cm"><text:p>H_concept-to-mrs-rels.dat</text:p><draw:enhanced-geometry svg:viewBox="0 0 21600 21600" draw:type="rectangle" draw:enhanced-path="M 0 0 L 21600 0 21600 21600 0 21600 0 0 Z N"/></draw:custom-shape><draw:custom-shape text:anchor-type="paragraph" draw:z-index="4" draw:name="Shape3" draw:style-name="gr5" draw:text-style-name="P1" svg:width="5.823cm" svg:height="0.981cm" svg:x="9.075cm" svg:y="4.008cm"><text:p><text:span text:style-name="T1">id-</text:span><text:span text:style-name="T1">co</text:span><text:span text:style-name="T1">nc</text:span><text:span text:style-name="T1">ep</text:span><text:span text:style-name="T1">t_l</text:span><text:span text:style-name="T1">ab</text:span><text:span text:style-name="T1">el-</text:span><text:span text:style-name="T1">mr</text:span><text:span text:style-name="T1">s_</text:span><text:span text:style-name="T1">co</text:span><text:span text:style-name="T1">nc</text:span><text:span text:style-name="T1">ep</text:span><text:span text:style-name="T1">t.d</text:span><text:span text:style-name="T1">at</text:span></text:p><draw:enhanced-geometry svg:viewBox="0 0 21600 21600" draw:type="rectangle" draw:enhanced-path="M 0 0 L 21600 0 21600 21600 0 21600 0 0 Z N"/></draw:custom-shape><draw:line text:anchor-type="paragraph" draw:z-index="5" draw:name="Shape4" draw:style-name="gr6" draw:text-style-name="P2" svg:x1="8.116cm" svg:y1="-0.093cm" svg:x2="8.116cm" svg:y2="0.568cm"><text:p/></draw:line><draw:line text:anchor-type="paragraph" draw:z-index="6" draw:name="Shape5" draw:style-name="gr6" draw:text-style-name="P2" svg:x1="8.169cm" svg:y1="1.547cm" svg:x2="13.051cm" svg:y2="2.288cm"><text:p/></draw:line><draw:line text:anchor-type="paragraph" draw:z-index="7" draw:name="Shape6" draw:style-name="gr6" draw:text-style-name="P2" svg:x1="13.289cm" svg:y1="2.287cm" svg:x2="13.289cm" svg:y2="1.573cm"><text:p/></draw:line><draw:line text:anchor-type="paragraph" draw:z-index="8" draw:name="Shape7" draw:style-name="gr6" draw:text-style-name="P2" svg:x1="13.407cm" svg:y1="3.24cm" svg:x2="13.407cm" svg:y2="4.007cm"><text:p/></draw:line><draw:custom-shape text:anchor-type="paragraph" draw:z-index="9" draw:name="Shape2" draw:style-name="gr7" svg:width="3.058cm" svg:height="0.953cm" svg:x="1.633cm" svg:y="2.261cm"><text:p>gen-mrs_info.clp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8" draw:style-name="gr6" draw:text-style-name="P2" svg:x1="6.807cm" svg:y1="1.547cm" svg:x2="0.404cm" svg:y2="2.261cm"><text:p/></draw:line><draw:custom-shape text:anchor-type="paragraph" draw:z-index="11" draw:name="Shape3" draw:style-name="gr8" draw:text-style-name="P1" svg:width="2.343cm" svg:height="0.981cm" svg:x="2.163cm" svg:y="4.166cm"><text:p><text:span text:style-name="T1">mrs_info.dat</text:span></text:p><draw:enhanced-geometry svg:viewBox="0 0 21600 21600" draw:type="rectangle" draw:enhanced-path="M 0 0 L 21600 0 21600 21600 0 21600 0 0 Z N"/></draw:custom-shape><draw:custom-shape text:anchor-type="paragraph" draw:z-index="12" draw:name="Shape3" draw:style-name="gr9" draw:text-style-name="P1" svg:width="3.149cm" svg:height="0.981cm" svg:x="-1.739cm" svg:y="4.193cm"><text:p><text:span text:style-name="T1">mrs_info-prep.dat</text:span></text:p><draw:enhanced-geometry svg:viewBox="0 0 21600 21600" draw:type="rectangle" draw:enhanced-path="M 0 0 L 21600 0 21600 21600 0 21600 0 0 Z N"/></draw:custom-shape><draw:custom-shape text:anchor-type="paragraph" draw:z-index="13" draw:name="Shape2" draw:style-name="gr7" svg:width="3.058cm" svg:height="0.953cm" svg:x="-1.7cm" svg:y="2.261cm"><text:p>gen-prp-info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Shape9" draw:style-name="gr6" draw:text-style-name="P2" svg:x1="6.807cm" svg:y1="1.547cm" svg:x2="3.394cm" svg:y2="2.261cm"><text:p/></draw:line><draw:line text:anchor-type="paragraph" draw:z-index="15" draw:name="Shape10" draw:style-name="gr6" draw:text-style-name="P2" svg:x1="3.156cm" svg:y1="3.214cm" svg:x2="3.182cm" svg:y2="4.167cm"><text:p/></draw:line><draw:line text:anchor-type="paragraph" draw:z-index="16" draw:name="Shape11" draw:style-name="gr6" draw:text-style-name="P2" svg:x1="-0.152cm" svg:y1="3.214cm" svg:x2="-0.152cm" svg:y2="4.167cm"><text:p/></draw:line><draw:custom-shape text:anchor-type="paragraph" draw:z-index="17" draw:name="Shape1" draw:style-name="gr10" svg:width="3.308cm" svg:height="1.588cm" svg:x="-1.766cm" svg:y="-0.041cm"><text:p>karaka_relation_</text:p><text:p>peposition_default</text:p><text:p>_mapping.dat</text:p><draw:enhanced-geometry svg:viewBox="0 0 21600 21600" draw:type="rectangle" draw:enhanced-path="M 0 0 L 21600 0 21600 21600 0 21600 0 0 Z N"/></draw:custom-shape><draw:custom-shape text:anchor-type="paragraph" draw:z-index="18" draw:name="Shape2" draw:style-name="gr11" svg:width="3.904cm" svg:height="0.953cm" svg:x="5.549cm" svg:y="2.261cm"><text:p>gen-mrs-info-pron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3" draw:style-name="gr9" draw:text-style-name="P1" svg:width="3.149cm" svg:height="0.981cm" svg:x="5.431cm" svg:y="4.034cm"><text:p><text:span text:style-name="T1">m</text:span><text:span text:style-name="T1">r</text:span><text:span text:style-name="T1">s</text:span><text:span text:style-name="T1">_</text:span><text:span text:style-name="T1">i</text:span><text:span text:style-name="T1">n</text:span><text:span text:style-name="T1">f</text:span><text:span text:style-name="T1">o</text:span><text:span text:style-name="T1">-</text:span><text:span text:style-name="T1">p</text:span><text:span text:style-name="T1">r</text:span><text:span text:style-name="T1">o</text:span><text:span text:style-name="T1">n</text:span><text:span text:style-name="T1">.</text:span><text:span text:style-name="T1">d</text:span><text:span text:style-name="T1">a</text:span><text:span text:style-name="T1">t</text:span></text:p><draw:enhanced-geometry svg:viewBox="0 0 21600 21600" draw:type="rectangle" draw:enhanced-path="M 0 0 L 21600 0 21600 21600 0 21600 0 0 Z N"/></draw:custom-shape><draw:line text:anchor-type="paragraph" draw:z-index="20" draw:name="Shape12" draw:style-name="gr6" draw:text-style-name="P2" svg:x1="-0.205cm" svg:y1="1.547cm" svg:x2="-0.231cm" svg:y2="2.261cm"><text:p/></draw:line><draw:line text:anchor-type="paragraph" draw:z-index="21" draw:name="Shape13" draw:style-name="gr6" draw:text-style-name="P2" svg:x1="7.971cm" svg:y1="1.547cm" svg:x2="7.997cm" svg:y2="2.261cm"><text:p/></draw:line><draw:line text:anchor-type="paragraph" draw:z-index="22" draw:name="Shape14" draw:style-name="gr6" draw:text-style-name="P2" svg:x1="7.997cm" svg:y1="3.214cm" svg:x2="8.023cm" svg:y2="4.034cm"><text:p/></draw:line><draw:custom-shape text:anchor-type="paragraph" draw:z-index="23" draw:name="Shape3" draw:style-name="gr12" draw:text-style-name="P1" svg:width="3.467cm" svg:height="0.981cm" svg:x="15.3cm" svg:y="4.034cm"><text:p><text:span text:style-name="T1">mrs-rel-features.dat</text:span></text:p><draw:enhanced-geometry svg:viewBox="0 0 21600 21600" draw:type="rectangle" draw:enhanced-path="M 0 0 L 21600 0 21600 21600 0 21600 0 0 Z N"/></draw:custom-shape><draw:line text:anchor-type="paragraph" draw:z-index="24" draw:name="Shape15" draw:style-name="gr6" draw:text-style-name="P2" svg:x1="-0.231cm" svg:y1="6.918cm" svg:x2="17.602cm" svg:y2="6.944cm"><text:p/></draw:line><draw:line text:anchor-type="paragraph" draw:z-index="25" draw:name="Shape16" draw:style-name="gr6" draw:text-style-name="P2" svg:x1="-0.231cm" svg:y1="6.917cm" svg:x2="-0.231cm" svg:y2="5.173cm"><text:p/></draw:line><draw:line text:anchor-type="paragraph" draw:z-index="26" draw:name="Shape17" draw:style-name="gr6" draw:text-style-name="P2" svg:x1="3.341cm" svg:y1="5.147cm" svg:x2="3.367cm" svg:y2="6.918cm"><text:p/></draw:line><draw:line text:anchor-type="paragraph" draw:z-index="27" draw:name="Shape18" draw:style-name="gr6" draw:text-style-name="P2" svg:x1="7.045cm" svg:y1="5.015cm" svg:x2="7.098cm" svg:y2="6.945cm"><text:p/></draw:line><draw:line text:anchor-type="paragraph" draw:z-index="28" draw:name="Shape19" draw:style-name="gr6" draw:text-style-name="P2" svg:x1="12.31cm" svg:y1="4.988cm" svg:x2="12.363cm" svg:y2="6.944cm"><text:p/></draw:line><draw:line text:anchor-type="paragraph" draw:z-index="29" draw:name="Shape20" draw:style-name="gr6" draw:text-style-name="P2" svg:x1="17.602cm" svg:y1="6.918cm" svg:x2="17.628cm" svg:y2="5.015cm"><text:p/></draw:line><draw:custom-shape text:anchor-type="paragraph" draw:z-index="30" draw:name="Shape2" draw:style-name="gr13" svg:width="4.723cm" svg:height="0.953cm" svg:x="5.868cm" svg:y="7.923cm"><text:p>gen-initial-mrs_info-1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" draw:style-name="gr14" draw:text-style-name="P1" svg:width="3.421cm" svg:height="0.981cm" svg:x="6.376cm" svg:y="9.881cm"><text:p><text:span text:style-name="T1">initial-mrs_info.dat</text:span></text:p><draw:enhanced-geometry svg:viewBox="0 0 21600 21600" draw:type="rectangle" draw:enhanced-path="M 0 0 L 21600 0 21600 21600 0 21600 0 0 Z N"/></draw:custom-shape><draw:line text:anchor-type="paragraph" draw:z-index="32" draw:name="Shape21" draw:style-name="gr6" draw:text-style-name="P2" svg:x1="8.289cm" svg:y1="6.944cm" svg:x2="8.289cm" svg:y2="7.923cm"><text:p/></draw:line><draw:line text:anchor-type="paragraph" draw:z-index="33" draw:name="Shape22" draw:style-name="gr6" draw:text-style-name="P2" svg:x1="8.209cm" svg:y1="8.876cm" svg:x2="8.235cm" svg:y2="9.881cm"><text:p/></draw:line><draw:custom-shape text:anchor-type="paragraph" draw:z-index="34" draw:name="Shape24" draw:style-name="gr15" draw:text-style-name="P4" svg:width="0.636cm" svg:height="0.636cm" svg:x="10.802cm" svg:y="-0.093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25" draw:style-name="gr16" draw:text-style-name="P4" svg:width="0.715cm" svg:height="0.715cm" svg:x="-1.766cm" svg:y="-0.861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26" draw:style-name="gr17" draw:text-style-name="P5" svg:width="0.664cm" svg:height="0.664cm" svg:x="-1.819cm" svg:y="3.399cm"><text:p text:style-name="P3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26" draw:style-name="gr17" draw:text-style-name="P5" svg:width="0.664cm" svg:height="0.664cm" svg:x="6.357cm" svg:y="9.059cm"><text:p text:style-name="P3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26" draw:style-name="gr17" draw:text-style-name="P5" svg:width="0.664cm" svg:height="0.664cm" svg:x="15.3cm" svg:y="3.24cm"><text:p text:style-name="P3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26" draw:style-name="gr17" draw:text-style-name="P5" svg:width="0.664cm" svg:height="0.664cm" svg:x="8.897cm" svg:y="3.344cm"><text:p text:style-name="P3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26" draw:style-name="gr17" draw:text-style-name="P5" svg:width="0.664cm" svg:height="0.664cm" svg:x="5.166cm" svg:y="3.371cm"><text:p text:style-name="P3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26" draw:style-name="gr17" draw:text-style-name="P5" svg:width="0.664cm" svg:height="0.664cm" svg:x="1.753cm" svg:y="3.346cm"><text:p text:style-name="P3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2" draw:style-name="gr18" svg:width="3.876cm" svg:height="0.953cm" svg:x="-0.191cm" svg:y="11.839cm"><text:p>gen_GNP_values.clp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Shape26" draw:style-name="gr17" draw:text-style-name="P5" svg:width="0.664cm" svg:height="0.664cm" svg:x="-0.787cm" svg:y="10.012cm"><text:p text:style-name="P3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19" draw:text-style-name="P1" svg:width="4.843cm" svg:height="0.981cm" svg:x="0.695cm" svg:y="9.881cm"><text:p><text:span text:style-name="T1">H_GNP_to_MRS_GNP.dat</text:span></text:p><draw:enhanced-geometry svg:viewBox="0 0 21600 21600" draw:type="rectangle" draw:enhanced-path="M 0 0 L 21600 0 21600 21600 0 21600 0 0 Z N"/></draw:custom-shape><draw:line text:anchor-type="paragraph" draw:z-index="45" draw:name="Shape27" draw:style-name="gr20" draw:text-style-name="P4" svg:x1="-0.31cm" svg:y1="10.675cm" svg:x2="1.039cm" svg:y2="11.839cm"><text:p/></draw:line><draw:line text:anchor-type="paragraph" draw:z-index="46" draw:name="Shape28" draw:style-name="gr20" draw:text-style-name="P4" svg:x1="1.462cm" svg:y1="11.839cm" svg:x2="1.488cm" svg:y2="10.862cm"><text:p/></draw:line><draw:line text:anchor-type="paragraph" draw:z-index="47" draw:name="Shape29" draw:style-name="gr20" draw:text-style-name="P4" svg:x1="1.806cm" svg:y1="11.839cm" svg:x2="7.521cm" svg:y2="10.862cm"><text:p/></draw:line><draw:line text:anchor-type="paragraph" draw:z-index="48" draw:name="Shape30" draw:style-name="gr20" draw:text-style-name="P4" svg:x1="1.489cm" svg:y1="12.792cm" svg:x2="1.515cm" svg:y2="13.506cm"><text:p/></draw:line><draw:custom-shape text:anchor-type="paragraph" draw:z-index="49" draw:name="Shape3" draw:style-name="gr21" draw:text-style-name="P1" svg:width="2.918cm" svg:height="0.981cm" svg:x="-0.238cm" svg:y="13.506cm"><text:p><text:span text:style-name="T1">GNP_values.dat</text:span></text:p><draw:enhanced-geometry svg:viewBox="0 0 21600 21600" draw:type="rectangle" draw:enhanced-path="M 0 0 L 21600 0 21600 21600 0 21600 0 0 Z N"/></draw:custom-shape><draw:custom-shape text:anchor-type="paragraph" draw:z-index="50" draw:name="Shape2" draw:style-name="gr22" svg:width="4.167cm" svg:height="0.953cm" svg:x="9.97cm" svg:y="12.448cm"><text:p><text:s/>bind-RSTR_values.clp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Shape3" draw:style-name="gr23" draw:text-style-name="P1" svg:width="3.156cm" svg:height="0.981cm" svg:x="10.663cm" svg:y="9.855cm"><text:p><text:span text:style-name="T1">tam_mapping.dat</text:span></text:p><draw:enhanced-geometry svg:viewBox="0 0 21600 21600" draw:type="rectangle" draw:enhanced-path="M 0 0 L 21600 0 21600 21600 0 21600 0 0 Z N"/></draw:custom-shape><draw:custom-shape text:anchor-type="paragraph" draw:z-index="52" draw:name="Shape26" draw:style-name="gr17" draw:text-style-name="P5" svg:width="0.664cm" svg:height="0.664cm" svg:x="-0.787cm" svg:y="10.012cm"><text:p text:style-name="P3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26" draw:style-name="gr17" draw:text-style-name="P5" svg:width="0.664cm" svg:height="0.664cm" svg:x="14.48cm" svg:y="10.118cm"><text:p text:style-name="P3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31" draw:style-name="gr20" draw:text-style-name="P4" svg:x1="8.421cm" svg:y1="10.862cm" svg:x2="11.305cm" svg:y2="12.448cm"><text:p/></draw:line><draw:line text:anchor-type="paragraph" draw:z-index="55" draw:name="Shape32" draw:style-name="gr20" draw:text-style-name="P4" svg:x1="12.178cm" svg:y1="10.836cm" svg:x2="12.231cm" svg:y2="12.448cm"><text:p/></draw:line><draw:line text:anchor-type="paragraph" draw:z-index="56" draw:name="Shape33" draw:style-name="gr20" draw:text-style-name="P4" svg:x1="14.797cm" svg:y1="10.781cm" svg:x2="12.786cm" svg:y2="12.448cm"><text:p/></draw:line><draw:line text:anchor-type="paragraph" draw:z-index="57" draw:name="Shape34" draw:style-name="gr20" draw:text-style-name="P4" svg:x1="12.204cm" svg:y1="13.4cm" svg:x2="12.23cm" svg:y2="14.088cm"><text:p/></draw:line><draw:custom-shape text:anchor-type="paragraph" draw:z-index="58" draw:name="Shape3" draw:style-name="gr24" draw:text-style-name="P1" svg:width="5.557cm" svg:height="0.981cm" svg:x="9.664cm" svg:y="14.088cm"><text:p><text:span text:style-name="T1">mrs_info_with_rstr_values.dat</text:span></text:p><draw:enhanced-geometry svg:viewBox="0 0 21600 21600" draw:type="rectangle" draw:enhanced-path="M 0 0 L 21600 0 21600 21600 0 21600 0 0 Z N"/></draw:custom-shape><draw:custom-shape text:anchor-type="paragraph" draw:z-index="59" draw:name="Shape2" draw:style-name="gr25" svg:width="3.744cm" svg:height="0.953cm" svg:x="6.345cm" svg:y="16.628cm"><text:p>gen-neg_rstr-rstd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0" draw:name="Shape35" draw:style-name="gr20" draw:text-style-name="P4" svg:x1="8.024cm" svg:y1="10.862cm" svg:x2="8.05cm" svg:y2="16.628cm"><text:p/></draw:line><draw:line text:anchor-type="paragraph" draw:z-index="61" draw:name="Shape36" draw:style-name="gr20" draw:text-style-name="P4" svg:x1="12.31cm" svg:y1="15.069cm" svg:x2="8.368cm" svg:y2="16.628cm"><text:p/></draw:line><draw:line text:anchor-type="paragraph" draw:z-index="62" draw:name="Shape37" draw:style-name="gr20" draw:text-style-name="P4" svg:x1="7.997cm" svg:y1="17.581cm" svg:x2="7.997cm" svg:y2="18.348cm"><text:p/></draw:line><draw:custom-shape text:anchor-type="paragraph" draw:z-index="63" draw:name="Shape3" draw:style-name="gr26" draw:text-style-name="P1" svg:width="3.758cm" svg:height="0.981cm" svg:x="6.304cm" svg:y="18.348cm"><text:p><text:span text:style-name="T1">info_neg_rstr-rstd.dat</text:span></text:p><draw:enhanced-geometry svg:viewBox="0 0 21600 21600" draw:type="rectangle" draw:enhanced-path="M 0 0 L 21600 0 21600 21600 0 21600 0 0 Z N"/></draw:custom-shape><draw:custom-shape text:anchor-type="paragraph" draw:z-index="64" draw:name="Shape2" draw:style-name="gr27" svg:width="5.425cm" svg:height="0.953cm" svg:x="11.993cm" svg:y="17.978cm"><text:p>bind-RSTR_RSTD-values.cl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5" draw:name="Shape26" draw:style-name="gr17" draw:text-style-name="P5" svg:width="0.664cm" svg:height="0.664cm" svg:x="15.617cm" svg:y="15.489cm"><text:p text:style-name="P3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26" draw:style-name="gr17" draw:text-style-name="P5" svg:width="0.664cm" svg:height="0.664cm" svg:x="14.056cm" svg:y="15.515cm"><text:p text:style-name="P3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7" draw:name="Shape38" draw:style-name="gr20" draw:text-style-name="P4" svg:x1="12.681cm" svg:y1="15.069cm" svg:x2="12.681cm" svg:y2="17.951cm"><text:p/></draw:line><draw:line text:anchor-type="paragraph" draw:z-index="68" draw:name="Shape39" draw:style-name="gr20" draw:text-style-name="P4" svg:x1="14.374cm" svg:y1="16.178cm" svg:x2="14.374cm" svg:y2="17.951cm"><text:p/></draw:line><draw:line text:anchor-type="paragraph" draw:z-index="69" draw:style-name="gr20" draw:text-style-name="P4" svg:x1="15.909cm" svg:y1="16.152cm" svg:x2="15.909cm" svg:y2="17.978cm"><text:p/></draw:line><draw:line text:anchor-type="paragraph" draw:z-index="70" draw:style-name="gr20" draw:text-style-name="P4" svg:x1="14.533cm" svg:y1="18.93cm" svg:x2="14.533cm" svg:y2="19.803cm"><text:p/></draw:line><draw:custom-shape text:anchor-type="paragraph" draw:z-index="71" draw:name="Shape3" draw:style-name="gr28" draw:text-style-name="P1" svg:width="6.086cm" svg:height="0.981cm" svg:x="11.675cm" svg:y="19.803cm"><text:p><text:span text:style-name="T1">mrs_info_with_rstr_rstd_values.dat</text:span></text:p><draw:enhanced-geometry svg:viewBox="0 0 21600 21600" draw:type="rectangle" draw:enhanced-path="M 0 0 L 21600 0 21600 21600 0 21600 0 0 Z N"/></draw:custom-shape><draw:custom-shape text:anchor-type="paragraph" draw:z-index="72" draw:name="Shape26" draw:style-name="gr17" draw:text-style-name="P5" svg:width="0.664cm" svg:height="0.664cm" svg:x="9.162cm" svg:y="13.293cm"><text:p text:style-name="P3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26" draw:style-name="gr17" draw:text-style-name="P5" svg:width="0.664cm" svg:height="0.664cm" svg:x="5.641cm" svg:y="17.844cm"><text:p text:style-name="P3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26" draw:style-name="gr17" draw:text-style-name="P5" svg:width="0.664cm" svg:height="0.664cm" svg:x="11.197cm" svg:y="19.008cm"><text:p text:style-name="P3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3" draw:style-name="gr29" draw:text-style-name="P1" svg:width="2.726cm" svg:height="0.981cm" svg:x="1.806cm" svg:y="20.408cm"><text:p><text:span text:style-name="T1">file_merge.dat</text:span></text:p><draw:enhanced-geometry svg:viewBox="0 0 21600 21600" draw:type="rectangle" draw:enhanced-path="M 0 0 L 21600 0 21600 21600 0 21600 0 0 Z N"/></draw:custom-shape><draw:custom-shape text:anchor-type="paragraph" draw:z-index="76" draw:name="Shape2" draw:style-name="gr30" draw:text-style-name="P1" svg:width="5.545cm" svg:height="0.692cm" svg:x="5.073cm" svg:y="-0.596cm"><text:p><text:span text:style-name="T1">usr_csv_to_clips_modified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7" draw:name="Shape40" draw:style-name="gr20" draw:text-style-name="P4" svg:x1="8.103cm" svg:y1="-0.94cm" svg:x2="8.103cm" svg:y2="-0.596cm"><text:p/></draw:line><draw:line text:anchor-type="paragraph" draw:z-index="78" draw:name="Shape41" draw:style-name="gr20" draw:text-style-name="P4" svg:x1="3.05cm" svg:y1="21.389cm" svg:x2="3.05cm" svg:y2="21.867cm"><text:p/></draw:line><draw:custom-shape text:anchor-type="paragraph" draw:z-index="79" draw:name="Shape2" draw:style-name="gr31" svg:width="5.319cm" svg:height="0.953cm" svg:x="0.272cm" svg:y="21.867cm"><text:p>MRS_facts_gen_frn_clips.p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0" draw:name="Shape42" draw:style-name="gr20" draw:text-style-name="P4" svg:x1="3.023cm" svg:y1="22.819cm" svg:x2="3.049cm" svg:y2="23.322cm"><text:p/></draw:line><draw:custom-shape text:anchor-type="paragraph" draw:z-index="81" draw:name="Shape3" draw:style-name="gr32" draw:text-style-name="P1" svg:width="1.403cm" svg:height="0.981cm" svg:x="2.468cm" svg:y="23.322cm"><text:p><text:span text:style-name="T1"><text:s/></text:span><text:span text:style-name="T1">MRS </text:span></text:p><draw:enhanced-geometry svg:viewBox="0 0 21600 21600" draw:type="rectangle" draw:enhanced-path="M 0 0 L 21600 0 21600 21600 0 21600 0 0 Z N"/></draw:custom-shape><draw:custom-shape text:anchor-type="paragraph" draw:z-index="82" draw:name="Shape3" draw:style-name="gr33" draw:text-style-name="P6" svg:width="4.816cm" svg:height="0.981cm" svg:x="0.483cm" svg:y="25.386cm"><text:p text:style-name="P3"><text:span text:style-name="T1">English Sentence</text:span></text:p><draw:enhanced-geometry svg:viewBox="0 0 21600 21600" draw:type="rectangle" draw:enhanced-path="M 0 0 L 21600 0 21600 21600 0 21600 0 0 Z N"/></draw:custom-shape><draw:line text:anchor-type="paragraph" draw:z-index="83" draw:name="Shape43" draw:style-name="gr20" draw:text-style-name="P4" svg:x1="3.023cm" svg:y1="24.303cm" svg:x2="3.023cm" svg:y2="25.386cm"><text:p/></draw:line><draw:custom-shape text:anchor-type="paragraph" draw:z-index="84" draw:name="Shape26" draw:style-name="gr17" draw:text-style-name="P5" svg:width="0.664cm" svg:height="0.664cm" svg:x="-0.901cm" svg:y="12.843cm"><text:p text:style-name="P3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26" draw:style-name="gr17" draw:text-style-name="P5" svg:width="0.664cm" svg:height="0.664cm" svg:x="0.766cm" svg:y="17.129cm"><text:p text:style-name="P3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26" draw:style-name="gr17" draw:text-style-name="P5" svg:width="0.664cm" svg:height="0.664cm" svg:x="1.744cm" svg:y="17.129cm"><text:p text:style-name="P3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26" draw:style-name="gr17" draw:text-style-name="P5" svg:width="0.664cm" svg:height="0.664cm" svg:x="2.882cm" svg:y="17.103cm"><text:p text:style-name="P3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26" draw:style-name="gr17" draw:text-style-name="P5" svg:width="0.664cm" svg:height="0.664cm" svg:x="3.861cm" svg:y="17.156cm"><text:p text:style-name="P3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9" draw:name="Shape44" draw:style-name="gr20" draw:text-style-name="P4" svg:x1="1.171cm" svg:y1="18.692cm" svg:x2="4.161cm" svg:y2="18.639cm"><text:p/></draw:line><draw:line text:anchor-type="paragraph" draw:z-index="90" draw:name="Shape45" draw:style-name="gr20" draw:text-style-name="P4" svg:x1="4.187cm" svg:y1="17.819cm" svg:x2="4.161cm" svg:y2="18.692cm"><text:p/></draw:line><draw:line text:anchor-type="paragraph" draw:z-index="91" draw:name="Shape46" draw:style-name="gr20" draw:text-style-name="P4" svg:x1="1.118cm" svg:y1="17.792cm" svg:x2="1.171cm" svg:y2="18.639cm"><text:p/></draw:line><draw:line text:anchor-type="paragraph" draw:z-index="92" draw:name="Shape47" draw:style-name="gr20" draw:text-style-name="P4" svg:x1="2.071cm" svg:y1="17.792cm" svg:x2="2.097cm" svg:y2="18.692cm"><text:p/></draw:line><draw:line text:anchor-type="paragraph" draw:z-index="93" draw:name="Shape48" draw:style-name="gr20" draw:text-style-name="P4" svg:x1="3.235cm" svg:y1="17.766cm" svg:x2="3.235cm" svg:y2="18.639cm"><text:p/></draw:line><draw:line text:anchor-type="paragraph" draw:z-index="94" draw:name="Shape49" draw:style-name="gr20" draw:text-style-name="P4" svg:x1="2.97cm" svg:y1="18.639cm" svg:x2="3.023cm" svg:y2="20.408cm"><text:p/></draw:line><draw:custom-shape text:anchor-type="paragraph" draw:z-index="95" draw:name="Shape23" draw:style-name="gr34" draw:text-style-name="P4" svg:width="0.583cm" svg:height="0.583cm" svg:x="6.078cm" svg:y="0.198cm"><text:p text:style-name="P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23:06.611009784</meta:creation-date>
    <dc:date>2018-11-24T16:16:38.424848949</dc:date>
    <meta:editing-duration>PT23M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